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0204" officeooo:paragraph-rsid="000302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User Machine</text:p>
      <text:p text:style-name="P1"><text:s text:c="8"/>Is this machine a 32 or 64 bit machine?</text:p>
      <text:p text:style-name="P1"><text:s text:c="12"/>Click Start, right-click My Computer, and then click Properties.</text:p>
      <text:p text:style-name="P1"><text:s text:c="8"/>Install perl</text:p>
      <text:p text:style-name="P1"><text:s text:c="12"/>http://strawberryperl.com/</text:p>
      <text:p text:style-name="P1"><text:s text:c="12"/>install into C:/strawberry</text:p>
      <text:p text:style-name="P1"><text:s text:c="8"/>install powershell</text:p>
      <text:p text:style-name="P1"><text:s text:c="12"/>Close all Windows PowerShell windows.</text:p>
      <text:p text:style-name="P1"><text:s text:c="12"/>Uninstall any other copies of Windows Management Framework 4.0</text:p>
      <text:p text:style-name="P1"><text:s text:c="12"/>microsoft.com/powershell</text:p>
      <text:p text:style-name="P1"><text:s text:c="12"/>Download the correct package for your operating system and architecture. The following architectures are supported.</text:p>
      <text:p text:style-name="P1"><text:s text:c="16"/>Windows 7 SP1</text:p>
      <text:p text:style-name="P1"><text:s text:c="20"/>x64: Windows6.1-KB2819745-x64-MultiPkg.msu</text:p>
      <text:p text:style-name="P1"><text:s text:c="20"/>x86: Windows6.1-KB2819745-x86.msu</text:p>
      <text:p text:style-name="P1"><text:s text:c="8"/>install "Git for Windows"</text:p>
      <text:p text:style-name="P1"><text:s text:c="8"/>go into git shell and create keys</text:p>
      <text:p text:style-name="P1"><text:s text:c="12"/>ssh-keygen</text:p>
      <text:p text:style-name="P1"><text:s text:c="12"/>grab the key out of ~/.ssh/*.pub</text:p>
      <text:p text:style-name="P1"><text:s text:c="8"/>create new github account</text:p>
      <text:p text:style-name="P1"><text:s text:c="12"/>the user name for this account is the githubUserName</text:p>
      <text:p text:style-name="P1"><text:s text:c="12"/>add ssh key</text:p>
      <text:p text:style-name="P1"><text:s text:c="12"/>add surveyprocess repository</text:p>
      <text:p text:style-name="P1"><text:s text:c="8"/>Issue these commands in git shell (or git bash)</text:p>
      <text:p text:style-name="P1"><text:s text:c="12"/>git clone https://github.com/lancevinsel/surveyprocess.git</text:p>
      <text:p text:style-name="P1"><text:s text:c="12"/>cd surveyprocess</text:p>
      <text:p text:style-name="P1"><text:s text:c="12"/>git remote add publicrepo git@github.com:githubUserName/surveyprocess.git</text:p>
      <text:p text:style-name="P1"><text:s text:c="16"/>use name_repo for this (example: lance_repo)</text:p>
      <text:p text:style-name="P1"><text:s text:c="12"/>git push publicrepo master</text:p>
      <text:p text:style-name="P1"><text:s text:c="12"/>git config user.name "John"</text:p>
      <text:p text:style-name="P1"><text:s text:c="12"/>git config user.email john.example@rypress.com</text:p>
      <text:p text:style-name="P1"><text:s text:c="12"/>Create new branch - this could just be the name of the user (example: lance)</text:p>
      <text:p text:style-name="P1"><text:s text:c="16"/>git branch newBranchName</text:p>
      <text:p text:style-name="P1"><text:s text:c="16"/>git checkout newBranchName</text:p>
      <text:p text:style-name="P1"><text:s text:c="8"/>Get path pointed to the new locations</text:p>
      <text:p text:style-name="P1"><text:s text:c="12"/>C:\%HOMEPATH%\surveyprocess\BatchFiles</text:p>
      <text:p text:style-name="P1"><text:s text:c="8"/>Lance's Branches</text:p>
      <text:p text:style-name="P1"><text:s text:c="12"/>lance-public git@github.com:lvinsel/surveyprocess.git</text:p>
      <text:p text:style-name="P1"><text:s text:c="12"/>main repo <text:s/>https://github.com/lancevinsel/surveyproc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1:33:39.526000000</meta:creation-date>
    <dc:date>2015-02-17T11:35:27.026000000</dc:date>
    <meta:editing-duration>P0D</meta:editing-duration>
    <meta:editing-cycles>1</meta:editing-cycles>
    <meta:document-statistic meta:table-count="0" meta:image-count="0" meta:object-count="0" meta:page-count="1" meta:paragraph-count="38" meta:word-count="175" meta:character-count="1845" meta:non-whitespace-character-count="1263"/>
    <meta:generator>LibreOffice/4.1.6.2$Windows_x86 LibreOffice_project/40ff705089295be5be0aae9b15123f687c05b0a</meta:generator>
  </office:meta>
</office:document-meta>
</file>